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Lahemaa">
            <text:p>Lahemaa</text:p>
          </table:table-cell>
          <table:table-cell office:value-type="string" office:value="radiocarbon">
            <text:p>radiocarbon</text:p>
          </table:table-cell>
          <table:table-cell office:value-type="string" office:value="Poz-42177">
            <text:p>Poz-42177</text:p>
          </table:table-cell>
          <table:table-cell office:value-type="float" office:value="59.59">
            <text:p>59.59</text:p>
          </table:table-cell>
          <table:table-cell office:value-type="float" office:value="25.89">
            <text:p>25.89</text:p>
          </table:table-cell>
          <table:table-cell office:value-type="float" office:value="1830.0">
            <text:p>1830.0</text:p>
          </table:table-cell>
          <table:table-cell office:value-type="float" office:value="30.0">
            <text:p>30.0</text:p>
          </table:table-cell>
          <table:table-cell office:value-type="string" office:value="Pinus bark">
            <text:p>Pinus bar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03">
            <text:p>-0.03</text:p>
          </table:table-cell>
          <table:table-cell office:value-type="float" office:value="0.5447017532558528">
            <text:p>0.5447017532558528</text:p>
          </table:table-cell>
          <table:table-cell office:value-type="float" office:value="0.5387949517209678">
            <text:p>0.5387949517209678</text:p>
          </table:table-cell>
          <table:table-cell office:value-type="string" office:value="GrudzinskaEtal2013,MuruEtal2017,RosentauEtal2021">
            <text:p>GrudzinskaEtal2013,MuruEtal2017,RosentauEtal2021</text:p>
          </table:table-cell>
        </table:table-row>
        <table:table-row>
          <table:table-cell office:value-type="string" office:value="Lahemaa">
            <text:p>Lahemaa</text:p>
          </table:table-cell>
          <table:table-cell office:value-type="string" office:value="radiocarbon">
            <text:p>radiocarbon</text:p>
          </table:table-cell>
          <table:table-cell office:value-type="string" office:value="Poz-42172">
            <text:p>Poz-42172</text:p>
          </table:table-cell>
          <table:table-cell office:value-type="float" office:value="59.55">
            <text:p>59.55</text:p>
          </table:table-cell>
          <table:table-cell office:value-type="float" office:value="25.69">
            <text:p>25.69</text:p>
          </table:table-cell>
          <table:table-cell office:value-type="float" office:value="2490.0">
            <text:p>2490.0</text:p>
          </table:table-cell>
          <table:table-cell office:value-type="float" office:value="40.0">
            <text:p>40.0</text:p>
          </table:table-cell>
          <table:table-cell office:value-type="string" office:value="Tilia wood">
            <text:p>Tilia 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.78">
            <text:p>1.78</text:p>
          </table:table-cell>
          <table:table-cell office:value-type="float" office:value="0.5447017532558528">
            <text:p>0.5447017532558528</text:p>
          </table:table-cell>
          <table:table-cell office:value-type="float" office:value="0.5387949517209678">
            <text:p>0.5387949517209678</text:p>
          </table:table-cell>
          <table:table-cell office:value-type="string" office:value="GrudzinskaEtal2013,MuruEtal2017,RosentauEtal2021">
            <text:p>GrudzinskaEtal2013,MuruEtal2017,RosentauEtal2021</text:p>
          </table:table-cell>
        </table:table-row>
        <table:table-row>
          <table:table-cell office:value-type="string" office:value="Lahemaa">
            <text:p>Lahemaa</text:p>
          </table:table-cell>
          <table:table-cell office:value-type="string" office:value="radiocarbon">
            <text:p>radiocarbon</text:p>
          </table:table-cell>
          <table:table-cell office:value-type="string" office:value="Poz-42166">
            <text:p>Poz-42166</text:p>
          </table:table-cell>
          <table:table-cell office:value-type="float" office:value="59.59">
            <text:p>59.59</text:p>
          </table:table-cell>
          <table:table-cell office:value-type="float" office:value="25.89">
            <text:p>25.89</text:p>
          </table:table-cell>
          <table:table-cell office:value-type="float" office:value="1910.0">
            <text:p>1910.0</text:p>
          </table:table-cell>
          <table:table-cell office:value-type="float" office:value="30.0">
            <text:p>30.0</text:p>
          </table:table-cell>
          <table:table-cell office:value-type="string" office:value="Pinus wood">
            <text:p>Pinus 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0.19">
            <text:p>0.19</text:p>
          </table:table-cell>
          <table:table-cell office:value-type="float" office:value="0.5462600113499065">
            <text:p>0.5462600113499065</text:p>
          </table:table-cell>
          <table:table-cell office:value-type="float" office:value="0.5387949517209678">
            <text:p>0.5387949517209678</text:p>
          </table:table-cell>
          <table:table-cell office:value-type="string" office:value="GrudzinskaEtal2013,MuruEtal2017,RosentauEtal2021">
            <text:p>GrudzinskaEtal2013,MuruEtal2017,RosentauEtal2021</text:p>
          </table:table-cell>
        </table:table-row>
        <table:table-row>
          <table:table-cell office:value-type="string" office:value="Lahemaa">
            <text:p>Lahemaa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Lahemaa-01">
            <text:p>Lahemaa-01</text:p>
          </table:table-cell>
          <table:table-cell office:value-type="float" office:value="59.55">
            <text:p>59.55</text:p>
          </table:table-cell>
          <table:table-cell office:value-type="float" office:value="25.69">
            <text:p>25.69</text:p>
          </table:table-cell>
          <table:table-cell office:value-type="float" office:value="2240.0">
            <text:p>2240.0</text:p>
          </table:table-cell>
          <table:table-cell office:value-type="float" office:value="45.0">
            <text:p>45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6.23">
            <text:p>6.23</text:p>
          </table:table-cell>
          <table:table-cell office:value-type="float" office:value="0.543323108288245">
            <text:p>0.543323108288245</text:p>
          </table:table-cell>
          <table:table-cell office:value-type="float" office:value="0.5387949517209678">
            <text:p>0.5387949517209678</text:p>
          </table:table-cell>
          <table:table-cell office:value-type="string" office:value="GrudzinskaEtal2013,MuruEtal2017,RosentauEtal2021">
            <text:p>GrudzinskaEtal2013,MuruEtal2017,RosentauEtal2021</text:p>
          </table:table-cell>
        </table:table-row>
        <table:table-row>
          <table:table-cell office:value-type="string" office:value="Lahemaa">
            <text:p>Lahemaa</text:p>
          </table:table-cell>
          <table:table-cell office:value-type="string" office:value="radiocarbon">
            <text:p>radiocarbon</text:p>
          </table:table-cell>
          <table:table-cell office:value-type="string" office:value="Poz-42171">
            <text:p>Poz-42171</text:p>
          </table:table-cell>
          <table:table-cell office:value-type="float" office:value="59.55">
            <text:p>59.55</text:p>
          </table:table-cell>
          <table:table-cell office:value-type="float" office:value="25.69">
            <text:p>25.69</text:p>
          </table:table-cell>
          <table:table-cell office:value-type="float" office:value="2280.0">
            <text:p>2280.0</text:p>
          </table:table-cell>
          <table:table-cell office:value-type="float" office:value="30.0">
            <text:p>30.0</text:p>
          </table:table-cell>
          <table:table-cell office:value-type="string" office:value="Pinus bark">
            <text:p>Pinus bar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.06">
            <text:p>2.06</text:p>
          </table:table-cell>
          <table:table-cell office:value-type="float" office:value="0.5440588203494177">
            <text:p>0.5440588203494177</text:p>
          </table:table-cell>
          <table:table-cell office:value-type="float" office:value="0.5395368384086483">
            <text:p>0.5395368384086483</text:p>
          </table:table-cell>
          <table:table-cell office:value-type="string" office:value="GrudzinskaEtal2013,MuruEtal2017,RosentauEtal2021">
            <text:p>GrudzinskaEtal2013,MuruEtal2017,RosentauEtal2021</text:p>
          </table:table-cell>
        </table:table-row>
        <table:table-row>
          <table:table-cell office:value-type="string" office:value="Lahemaa">
            <text:p>Lahemaa</text:p>
          </table:table-cell>
          <table:table-cell office:value-type="string" office:value="radiocarbon">
            <text:p>radiocarbon</text:p>
          </table:table-cell>
          <table:table-cell office:value-type="string" office:value="Poz–33490">
            <text:p>Poz–33490</text:p>
          </table:table-cell>
          <table:table-cell office:value-type="float" office:value="59.57">
            <text:p>59.57</text:p>
          </table:table-cell>
          <table:table-cell office:value-type="float" office:value="25.58">
            <text:p>25.58</text:p>
          </table:table-cell>
          <table:table-cell office:value-type="float" office:value="7280.0">
            <text:p>7280.0</text:p>
          </table:table-cell>
          <table:table-cell office:value-type="float" office:value="50.0">
            <text:p>5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8.98">
            <text:p>18.98</text:p>
          </table:table-cell>
          <table:table-cell office:value-type="float" office:value="0.7158212067269312">
            <text:p>0.7158212067269312</text:p>
          </table:table-cell>
          <table:table-cell office:value-type="float" office:value="0.7073188814106407">
            <text:p>0.7073188814106407</text:p>
          </table:table-cell>
          <table:table-cell office:value-type="string" office:value="SaarseEtal2009,MuruEtal2017,RosentauEtal2021">
            <text:p>SaarseEtal2009,MuruEtal2017,RosentauEtal2021</text:p>
          </table:table-cell>
        </table:table-row>
        <table:table-row>
          <table:table-cell office:value-type="string" office:value="Lahemaa">
            <text:p>Lahemaa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Lahemaa-02">
            <text:p>Lahemaa-02</text:p>
          </table:table-cell>
          <table:table-cell office:value-type="float" office:value="59.59">
            <text:p>59.59</text:p>
          </table:table-cell>
          <table:table-cell office:value-type="float" office:value="25.89">
            <text:p>25.89</text:p>
          </table:table-cell>
          <table:table-cell office:value-type="float" office:value="1840.0">
            <text:p>1840.0</text:p>
          </table:table-cell>
          <table:table-cell office:value-type="float" office:value="35.0">
            <text:p>35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.73">
            <text:p>4.73</text:p>
          </table:table-cell>
          <table:table-cell office:value-type="float" office:value="0.5462600113499065">
            <text:p>0.5462600113499065</text:p>
          </table:table-cell>
          <table:table-cell office:value-type="float" office:value="0.5387949517209678">
            <text:p>0.5387949517209678</text:p>
          </table:table-cell>
          <table:table-cell office:value-type="string" office:value="GrudzinskaEtal2013,MuruEtal2017,RosentauEtal2021">
            <text:p>GrudzinskaEtal2013,MuruEtal2017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